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n" table:style-name="ta1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00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0110" calcext:value-type="float">
            <text:p>110110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773249" calcext:value-type="float">
            <text:p>20773249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890770" calcext:value-type="float">
            <text:p>1890770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947" calcext:value-type="float">
            <text:p>33947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761" calcext:value-type="float">
            <text:p>18761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4354" calcext:value-type="float">
            <text:p>14354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932" calcext:value-type="float">
            <text:p>11932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560" calcext:value-type="float">
            <text:p>10560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9830" calcext:value-type="float">
            <text:p>9830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474" calcext:value-type="float">
            <text:p>9474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384" calcext:value-type="float">
            <text:p>9384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9353" calcext:value-type="float">
            <text:p>9353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9400" calcext:value-type="float">
            <text:p>9400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327" calcext:value-type="float">
            <text:p>9327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9338" calcext:value-type="float">
            <text:p>9338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9254" calcext:value-type="float">
            <text:p>9254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9093" calcext:value-type="float">
            <text:p>9093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9667" calcext:value-type="float">
            <text:p>9667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642" calcext:value-type="float">
            <text:p>10642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1946" calcext:value-type="float">
            <text:p>11946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769" calcext:value-type="float">
            <text:p>14769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040" calcext:value-type="float">
            <text:p>20040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7397" calcext:value-type="float">
            <text:p>27397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0976" calcext:value-type="float">
            <text:p>50976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7389" calcext:value-type="float">
            <text:p>67389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0235" calcext:value-type="float">
            <text:p>50235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7972" calcext:value-type="float">
            <text:p>17972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8145" calcext:value-type="float">
            <text:p>8145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9102" calcext:value-type="float">
            <text:p>910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554" calcext:value-type="float">
            <text:p>10554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3638" calcext:value-type="float">
            <text:p>13638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324" calcext:value-type="float">
            <text:p>18324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4535" calcext:value-type="float">
            <text:p>24535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30412" calcext:value-type="float">
            <text:p>30412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3400" calcext:value-type="float">
            <text:p>43400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0543" calcext:value-type="float">
            <text:p>40543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929" calcext:value-type="float">
            <text:p>2192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5070" calcext:value-type="float">
            <text:p>5070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974" calcext:value-type="float">
            <text:p>974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856" calcext:value-type="float">
            <text:p>856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28" calcext:value-type="float">
            <text:p>928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913" calcext:value-type="float">
            <text:p>913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989" calcext:value-type="float">
            <text:p>989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021" calcext:value-type="float">
            <text:p>1021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055" calcext:value-type="float">
            <text:p>1055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236" calcext:value-type="float">
            <text:p>123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370" calcext:value-type="float">
            <text:p>1370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147" calcext:value-type="float">
            <text:p>114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91" calcext:value-type="float">
            <text:p>1091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185" calcext:value-type="float">
            <text:p>1185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93" calcext:value-type="float">
            <text:p>1193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354" calcext:value-type="float">
            <text:p>1354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45" calcext:value-type="float">
            <text:p>1545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019" calcext:value-type="float">
            <text:p>2019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04" calcext:value-type="float">
            <text:p>2904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189" calcext:value-type="float">
            <text:p>4189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700" calcext:value-type="float">
            <text:p>5700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9532" calcext:value-type="float">
            <text:p>9532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1240" calcext:value-type="float">
            <text:p>11240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7153" calcext:value-type="float">
            <text:p>715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983" calcext:value-type="float">
            <text:p>1983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0mn" table:style-name="ta2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0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001" calcext:value-type="float">
            <text:p>11001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59125" calcext:value-type="float">
            <text:p>2059125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08997" calcext:value-type="float">
            <text:p>208997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74" calcext:value-type="float">
            <text:p>3374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17" calcext:value-type="float">
            <text:p>1817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90" calcext:value-type="float">
            <text:p>1390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49" calcext:value-type="float">
            <text:p>1149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929" calcext:value-type="float">
            <text:p>929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887" calcext:value-type="float">
            <text:p>887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818" calcext:value-type="float">
            <text:p>818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799" calcext:value-type="float">
            <text:p>799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746" calcext:value-type="float">
            <text:p>746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755" calcext:value-type="float">
            <text:p>755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765" calcext:value-type="float">
            <text:p>765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810" calcext:value-type="float">
            <text:p>810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780" calcext:value-type="float">
            <text:p>780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835" calcext:value-type="float">
            <text:p>835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867" calcext:value-type="float">
            <text:p>867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18" calcext:value-type="float">
            <text:p>1018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207" calcext:value-type="float">
            <text:p>1207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38" calcext:value-type="float">
            <text:p>1438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616" calcext:value-type="float">
            <text:p>2616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149" calcext:value-type="float">
            <text:p>5149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638" calcext:value-type="float">
            <text:p>6638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146" calcext:value-type="float">
            <text:p>5146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005" calcext:value-type="float">
            <text:p>2005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957" calcext:value-type="float">
            <text:p>957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1116" calcext:value-type="float">
            <text:p>111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33" calcext:value-type="float">
            <text:p>1233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63" calcext:value-type="float">
            <text:p>1863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510" calcext:value-type="float">
            <text:p>2510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844" calcext:value-type="float">
            <text:p>2844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113" calcext:value-type="float">
            <text:p>4113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834" calcext:value-type="float">
            <text:p>3834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15" calcext:value-type="float">
            <text:p>2115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469" calcext:value-type="float">
            <text:p>469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01" calcext:value-type="float">
            <text:p>101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67" calcext:value-type="float">
            <text:p>367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78" calcext:value-type="float">
            <text:p>478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739" calcext:value-type="float">
            <text:p>73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570" calcext:value-type="float">
            <text:p>570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mn" table:style-name="ta3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40" calcext:value-type="float">
            <text:p>1140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3045" calcext:value-type="float">
            <text:p>203045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4894" calcext:value-type="float">
            <text:p>24894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85" calcext:value-type="float">
            <text:p>385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56" calcext:value-type="float">
            <text:p>156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118" calcext:value-type="float">
            <text:p>118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275" calcext:value-type="float">
            <text:p>275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65" calcext:value-type="float">
            <text:p>365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17" calcext:value-type="float">
            <text:p>117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73" calcext:value-type="float">
            <text:p>173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72" calcext:value-type="float">
            <text:p>172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5" calcext:value-type="float">
            <text:p>65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58" calcext:value-type="float">
            <text:p>15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19" calcext:value-type="float">
            <text:p>219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61" calcext:value-type="float">
            <text:p>161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24s" table:style-name="ta4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24s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_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913" calcext:value-type="float">
            <text:p>19913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148" calcext:value-type="float">
            <text:p>2148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8" calcext:value-type="float">
            <text:p>28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 table:number-rows-repeated="1048534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0:55:09.541964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6T10:55:26.250955837</dc:date>
    <meta:generator>LibreOffice/6.4.7.2$Linux_X86_64 LibreOffice_project/40$Build-2</meta:generator>
    <meta:editing-duration>PT17M52S</meta:editing-duration>
    <meta:editing-cycles>4</meta:editing-cycles>
    <meta:document-statistic meta:table-count="4" meta:cell-count="7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